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022c5" officeooo:paragraph-rsid="000022c5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08f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<text:s text:c="2"/><text:span text:style-name="T3">2 </text:span>/ 573 = 0.00349040139616055846422338568935</text:p>
      <text:p text:style-name="Preformatted_20_Text">Title, Flying Goat Pose.</text:p>
      <text:p text:style-name="Preformatted_20_Text">With that rear leg lifted, index fingers growing out of your skull<text:span text:style-name="T2">.</text:span></text:p>
      <text:p text:style-name="Preformatted_20_Text"><text:span text:style-name="T2">Straighten</text:span>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-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Generous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-third of the company that worked in Boston, they promised to install</text:p>
      <text:p text:style-name="Preformatted_20_Text">a salad bar in our cafeteria.</text:p>
      <text:p text:style-name="Preformatted_20_Text">As Cincinnati employees paid use fees for the fitness center, we guessed the company</text:p>
      <text:p text:style-name="Preformatted_20_Text">believed all was fair.</text:p>
      <text:p text:style-name="Preformatted_20_Text">There ensued a ruckus.</text:p>
      <text:p text:style-name="Preformatted_20_Text">When the dust settled, we got a fitness center.</text:p>
      <text:p text:style-name="Preformatted_20_Text">But we would not get a pool, and the 45-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-hour and 15-minute lunch hour.</text:p>
      <text:p text:style-name="Preformatted_20_Text">Then sometime in the late 1990s, we began yoga classes.</text:p>
      <text:p text:style-name="Preformatted_20_Text">We never forgot the salad bar, and we used an hour and 15 minutes to make a 45-minute</text:p>
      <text:p text:style-name="Preformatted_20_Text">class.</text:p>
      <text:p text:style-name="Preformatted_20_Text">As long as we did no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 no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,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One of our family was not practicing community yoga.</text:p>
      <text:p text:style-name="Preformatted_20_Text"><text:soft-page-break/>Mark had begun teaching this class a few years previously.</text:p>
      <text:p text:style-name="Preformatted_20_Text">He began to think.</text:p>
      <text:p text:style-name="Preformatted_20_Text">Nothing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<text:span text:style-name="T2">Also</text:span>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9T04:07:47.487000000</dc:date>
    <meta:editing-duration>PT2M22S</meta:editing-duration>
    <meta:editing-cycles>2</meta:editing-cycles>
    <meta:generator>LibreOffice/7.5.1.2$Windows_X86_64 LibreOffice_project/fcbaee479e84c6cd81291587d2ee68cba099e129</meta:generator>
    <meta:document-statistic meta:table-count="0" meta:image-count="0" meta:object-count="0" meta:page-count="2" meta:paragraph-count="63" meta:word-count="582" meta:character-count="3194" meta:non-whitespace-character-count="2673"/>
  </office:meta>
</office:document-meta>
</file>